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80000634100004A4CAEA7D41D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Lucida Console" svg:font-family="'Lucida Console'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Gulim1" svg:font-family="Gulim" style:font-family-generic="swiss" style:font-pitch="variable"/>
    <style:font-face style:name="Liberation Sans1" svg:font-family="'Liberation Sans', Arial" style:font-family-generic="swiss" style:font-pitch="variable"/>
    <style:font-face style:name="Gulim" svg:font-family="Gulim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363cm"/>
    </style:style>
    <style:style style:name="pr2" style:family="presentation" style:parent-style-name="Default-subtitle">
      <style:graphic-properties draw:fill-color="#ffffff" fo:min-height="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draw:textarea-horizontal-align="justify" draw:textarea-vertical-align="top" draw:auto-grow-height="true" draw:auto-grow-width="false" fo:min-height="12.179cm" fo:min-width="25.19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margin-top="0cm" fo:margin-bottom="0cm"/>
      <style:text-properties fo:font-size="13pt" style:font-size-asian="13pt" style:font-size-complex="13pt"/>
    </style:style>
    <style:style style:name="P4" style:family="paragraph">
      <style:paragraph-properties fo:margin-top="0cm" fo:margin-bottom="0cm"/>
      <style:text-properties style:font-name="Lucida Console" fo:font-size="13pt" style:font-size-asian="13pt" style:font-size-complex="13pt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66cc66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483d8b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4500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cc66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4500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483d8b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Lucida Console" fo:font-size="13pt" fo:font-style="normal" fo:text-shadow="none" style:text-underline-style="none" style:letter-kerning="true" style:font-name-asian="Gulim" style:font-size-asian="13pt" style:font-style-asian="normal" style:font-name-complex="Mangal2" style:font-size-complex="13pt" style:font-style-complex="normal" style:text-emphasize="none" style:font-relief="none" style:text-overline-style="none" style:text-overline-color="font-color"/>
    </style:style>
    <style:style style:name="T17" style:family="text">
      <style:text-properties fo:color="#c20cb9" style:text-outline="false" style:text-line-through-style="none" style:font-name="Lucida Console" fo:font-size="13pt" fo:font-style="normal" fo:text-shadow="none" style:text-underline-style="none" fo:font-weight="bold" style:letter-kerning="true" style:font-name-asian="Gulim" style:font-size-asian="13pt" style:font-style-asian="normal" style:font-weight-asian="bold" style:font-name-complex="Mangal2" style:font-size-complex="13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dc143c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660033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ucida Console" fo:font-size="26pt" style:font-size-asian="26pt" style:font-size-complex="26pt"/>
    </style:style>
    <style:style style:name="T22" style:family="text">
      <style:text-properties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color="#66cc66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dc143c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4500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483d8b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color="#008000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363cm" svg:x="1.4cm" svg:y="4.437cm" presentation:class="title" presentation:user-transformed="true">
          <draw:text-box>
            <text:p>Blaze<text:line-break/><text:span text:style-name="T1">A Foundation for Array Computing in Python</text:span></text:p>
          </draw:text-box>
        </draw:frame>
        <draw:frame presentation:style-name="pr2" draw:text-style-name="P1" draw:layer="layout" svg:width="25.199cm" svg:height="6cm" svg:x="1.4cm" svg:y="11.6cm" presentation:class="subtitle" presentation:user-transformed="true">
          <draw:text-box>
            <text:p><text:span text:style-name="T2">Mark Wiebe, Matthew Rocklin</text:span></text:p>
            <text:p><text:span text:style-name="T2">Continuum Analy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<text:span text:style-name="T3">Intro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 NumPy NDArray and Pandas DataFrame are <text:span text:style-name="T4">foundational data structures</text:span>.</text:p>
              </text:list-item>
              <text:list-item>
                <text:p>They support an eco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ut they are restricted to memory.</text:p>
              </text:list-item>
              <text:list-item>
                <text:p>This is ok for 95% of cases, what about the other 5%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excellent streaming, out-of-core, or distributed alternatives exist</text:p>
              </text:list-item>
              <text:list-item>
                <text:p><text:span text:style-name="T5">NumPy-like</text:span></text:p>
                <text:list>
                  <text:list-item>
                    <text:p>DistArray</text:p>
                  </text:list-item>
                  <text:list-item>
                    <text:p>Sci-DB</text:p>
                  </text:list-item>
                  <text:list-item>
                    <text:p>Elemental</text:p>
                  </text:list-item>
                  <text:list-item>
                    <text:p>PETSc, Trillinos</text:p>
                  </text:list-item>
                  <text:list-item>
                    <text:p>Biggu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excellent streaming, out-of-core, or distributed alternatives exist</text:p>
              </text:list-item>
              <text:list-item>
                <text:p><text:span text:style-name="T5">Pandas-like</text:span></text:p>
                <text:list>
                  <text:list-item>
                    <text:p>PyTables</text:p>
                  </text:list-item>
                  <text:list-item>
                    <text:p>SQLAlchemy (Postgres, SQLite, MySQL, ...)</text:p>
                  </text:list-item>
                  <text:list-item>
                    <text:p>The HDFS world</text:p>
                    <text:list>
                      <text:list-item>
                        <text:p>Hadoop (Pig, Hive, ...)</text:p>
                      </text:list-item>
                      <text:list-item>
                        <text:p>Spark</text:p>
                      </text:list-item>
                      <text:list-item>
                        <text:p>Impala</text:p>
                      </text:list-item>
                    </text:list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nalogous collection exists in data storage techniques</text:p>
                <text:list>
                  <text:list-item>
                    <text:p>CSV - Accessible</text:p>
                  </text:list-item>
                  <text:list-item>
                    <text:p>JSON - Pervasive, human readable</text:p>
                  </text:list-item>
                  <text:list-item>
                    <text:p>HDF5 - Efficient access</text:p>
                  </text:list-item>
                  <text:list-item>
                    <text:p>BLZ - Efficient columnar access</text:p>
                  </text:list-item>
                  <text:list-item>
                    <text:p>Parquet - Efficient columnar access (HDFS)</text:p>
                  </text:list-item>
                  <text:list-item>
                    <text:p>PyTables HDF5 - HDF5 + indices</text:p>
                  </text:list-item>
                  <text:list-item>
                    <text:p>HDFS - Big!</text:p>
                  </text:list-item>
                  <text:list-item>
                    <text:p>SQL - SQL!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halleng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pinning up a new technology is expensive</text:p>
                <text:list>
                  <text:list-item>
                    <text:p>Takes time/effort to evaluate o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halleng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Keeping up with the changing landscape frustrates data scienti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Founda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oundations built to address these challenges must be adap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><text:span text:style-name="T3">Blaze Computation/Exp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laze abstracts array and tabular computation</text:p>
                <text:list>
                  <text:list-item>
                    <text:p>Blaze expressions abstract compute systems</text:p>
                  </text:list-item>
                  <text:list-item>
                    <text:p>Blaze data descriptors abstract data storage</text:p>
                  </text:list-item>
                  <text:list-item>
                    <text:p>Datashape abstracts data-type systems</text:p>
                  </text:list-item>
                </text:list>
                <text:p/>
              </text:list-item>
              <text:list-item>
                <text:p>These abstractions enable intera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Blaze provides a symbolic system for Table computations</text:span></text:p>
              </text:list-item>
            </text:list>
            <text:p><text:span text:style-name="T7">&gt;&gt;&gt;</text:span><text:span text:style-name="T8"> accounts = TableSymbol</text:span><text:span text:style-name="T7">(</text:span><text:span text:style-name="T9">'accounts'</text:span><text:span text:style-name="T8">, </text:span><text:span text:style-name="T9">'{id: int, name: string, balance: int}'</text:span><text:span text:style-name="T7">)</text:span><text:span text:style-name="T8"><text:line-break/></text:span><text:span text:style-name="T8"><text:line-break/></text:span><text:span text:style-name="T7">&gt;&gt;&gt;</text:span><text:span text:style-name="T8"> deadbeats = 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text:span text:style-name="T8"><text:line-break/></text:span><text:span text:style-name="T7">&gt;&gt;&gt;</text:span><text:span text:style-name="T8"> deadbeats</text:span><text:span text:style-name="T8"><text:line-break/></text:span><text:span text:style-name="T8">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/text:p>
            <text:list text:continue-numbering="true" text:style-name="L2">
              <text:list-item>
                <text:p><text:span text:style-name="T6">Blaze provides a symbolic system for Table computations</text:span></text:p>
              </text:list-item>
            </text:list>
            <text:p><text:span text:style-name="T11">&gt;&gt;&gt;</text:span><text:span text:style-name="T12"> L = </text:span><text:span text:style-name="T11">[(</text:span><text:span text:style-name="T13">1</text:span><text:span text:style-name="T12">, </text:span><text:span text:style-name="T14">'Alice'</text:span><text:span text:style-name="T12">, </text:span><text:span text:style-name="T13">1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2</text:span><text:span text:style-name="T12">, </text:span><text:span text:style-name="T14">'Bob'</text:span><text:span text:style-name="T12">, </text:span><text:span text:style-name="T13">-2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3</text:span><text:span text:style-name="T12">, </text:span><text:span text:style-name="T14">'Charlie'</text:span><text:span text:style-name="T12">, </text:span><text:span text:style-name="T13">3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4</text:span><text:span text:style-name="T12">, </text:span><text:span text:style-name="T14">'Denis'</text:span><text:span text:style-name="T12">, </text:span><text:span text:style-name="T13">4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5</text:span><text:span text:style-name="T12">, </text:span><text:span text:style-name="T14">'Edith'</text:span><text:span text:style-name="T12">, </text:span><text:span text:style-name="T13">-500</text:span><text:span text:style-name="T11">)]</text:span><text:span text:style-name="T12"><text:line-break/></text:span><text:span text:style-name="T12"><text:line-break/></text:span><text:span text:style-name="T11">&gt;&gt;&gt;</text:span><text:span text:style-name="T12"> compute</text:span><text:span text:style-name="T11">(</text:span><text:span text:style-name="T12">deadbeats, L</text:span><text:span text:style-name="T11">)</text:span><text:span text:style-name="T12"><text:line-break/></text:span><text:span text:style-name="T11">[</text:span><text:span text:style-name="T14">'Bob'</text:span><text:span text:style-name="T12">, </text:span><text:span text:style-name="T14">'Edith'</text:span><text:span text:style-name="T11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Blaze provides a symbolic system for Table computations</text:span></text:p>
              </text:list-item>
            </text:list>
            <text:p><text:span text:style-name="T7">&gt;&gt;&gt;</text:span><text:span text:style-name="T8"> accounts = TableSymbol</text:span><text:span text:style-name="T7">(</text:span><text:span text:style-name="T9">'accounts'</text:span><text:span text:style-name="T8">, </text:span><text:span text:style-name="T9">'{id: int, name: string, balance: int}'</text:span><text:span text:style-name="T7">)</text:span><text:span text:style-name="T8"><text:line-break/></text:span><text:span text:style-name="T8"><text:line-break/></text:span><text:span text:style-name="T7">&gt;&gt;&gt;</text:span><text:span text:style-name="T8"> deadbeats = 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text:span text:style-name="T8"><text:line-break/></text:span><text:span text:style-name="T7">&gt;&gt;&gt;</text:span><text:span text:style-name="T8"> deadbeats</text:span><text:span text:style-name="T8"><text:line-break/></text:span><text:span text:style-name="T8">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/text:p>
            <text:list text:continue-numbering="true" text:style-name="L2">
              <text:list-item>
                <text:p><text:span text:style-name="T6">Blaze provides a symbolic system for Table computations</text:span></text:p>
              </text:list-item>
            </text:list>
            <text:p><text:span text:style-name="T11">&gt;&gt;&gt; df = DataFrame([(</text:span><text:span text:style-name="T13">1</text:span><text:span text:style-name="T11">, </text:span><text:span text:style-name="T14">'Alice'</text:span><text:span text:style-name="T11">, </text:span><text:span text:style-name="T13">100</text:span><text:span text:style-name="T11">),</text:span><text:span text:style-name="T11"><text:line-break/></text:span><text:span text:style-name="T11"> <text:s text:c="19"/>(</text:span><text:span text:style-name="T13">2</text:span><text:span text:style-name="T11">, </text:span><text:span text:style-name="T14">'Bob'</text:span><text:span text:style-name="T11">, </text:span><text:span text:style-name="T13">-200</text:span><text:span text:style-name="T11">),</text:span><text:span text:style-name="T11"><text:line-break/></text:span><text:span text:style-name="T11"> <text:s text:c="19"/>(</text:span><text:span text:style-name="T13">3</text:span><text:span text:style-name="T11">, </text:span><text:span text:style-name="T14">'Charlie'</text:span><text:span text:style-name="T11">, </text:span><text:span text:style-name="T13">300</text:span><text:span text:style-name="T11">),</text:span><text:span text:style-name="T11"><text:line-break/></text:span><text:span text:style-name="T11"> <text:s text:c="19"/>(</text:span><text:span text:style-name="T13">4</text:span><text:span text:style-name="T11">, </text:span><text:span text:style-name="T14">'Denis'</text:span><text:span text:style-name="T11">, </text:span><text:span text:style-name="T13">400</text:span><text:span text:style-name="T11">),</text:span><text:span text:style-name="T11"><text:line-break/></text:span><text:span text:style-name="T11"> <text:s text:c="19"/>(</text:span><text:span text:style-name="T13">5</text:span><text:span text:style-name="T11">, </text:span><text:span text:style-name="T14">'Edith'</text:span><text:span text:style-name="T11">, </text:span><text:span text:style-name="T13">-500</text:span><text:span text:style-name="T11">)],</text:span><text:span text:style-name="T11"><text:line-break/></text:span><text:span text:style-name="T11"> <text:s text:c="19"/>columns=[</text:span><text:span text:style-name="T14">'id'</text:span><text:span text:style-name="T11">, </text:span><text:span text:style-name="T14">'name'</text:span><text:span text:style-name="T11">, </text:span><text:span text:style-name="T14">'balance'</text:span><text:span text:style-name="T11">])</text:span><text:span text:style-name="T11"><text:line-break/></text:span><text:span text:style-name="T11"><text:line-break/></text:span><text:span text:style-name="T11">&gt;&gt;&gt; compute(deadbeats, df)</text:span><text:span text:style-name="T11"><text:line-break/></text:span><text:span text:style-name="T15">1 <text:s text:c="5"/>Bob</text:span><text:span text:style-name="T15"><text:line-break/></text:span><text:span text:style-name="T15">4 <text:s text:c="3"/>Edith</text:span><text:span text:style-name="T15"><text:line-break/></text:span><text:span text:style-name="T15">Name: name, dtype: ob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Notebook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3">Blaze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SV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p text:style-name="P3"><text:span text:style-name="T16">$ </text:span><text:span text:style-name="T17">cat</text:span><text:span text:style-name="T18"> accounts.csv</text:span><text:span text:style-name="T18"><text:line-break/></text:span><text:span text:style-name="T18">id, name, balance</text:span><text:span text:style-name="T18"><text:line-break/></text:span><text:span text:style-name="T18">1, Alice, 100</text:span><text:span text:style-name="T18"><text:line-break/></text:span><text:span text:style-name="T18">2, Bob, -200</text:span><text:span text:style-name="T18"><text:line-break/></text:span><text:span text:style-name="T18">3, Charlie, 300</text:span><text:span text:style-name="T18"><text:line-break/></text:span><text:span text:style-name="T18">4, Denis, 400</text:span><text:span text:style-name="T18"><text:line-break/></text:span><text:span text:style-name="T18">5, Edith, -500</text:span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><text:span text:style-name="T7">&gt;&gt;&gt;</text:span><text:span text:style-name="T18"> </text:span><text:span text:style-name="T19">csv</text:span><text:span text:style-name="T18"> = </text:span><text:span text:style-name="T19">CSV</text:span><text:span text:style-name="T7">(</text:span><text:span text:style-name="T9">'accounts.csv'</text:span><text:span text:style-name="T7">)</text:span><text:span text:style-name="T18"><text:line-break/></text:span><text:span text:style-name="T7">&gt;&gt;&gt;</text:span><text:span text:style-name="T18"> </text:span><text:span text:style-name="T19">csv</text:span><text:span text:style-name="T18">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</text:span><text:span text:style-name="T19">csv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HDF5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p text:style-name="P5"><text:span text:style-name="T18">$ h5dump </text:span><text:span text:style-name="T20">-H</text:span><text:span text:style-name="T18"> accounts.hdf5</text:span><text:span text:style-name="T18"><text:line-break/></text:span><text:span text:style-name="T18">HDF5 "accounts.hdf5" {</text:span><text:span text:style-name="T18"><text:line-break/></text:span><text:span text:style-name="T18">GROUP "/" {</text:span><text:span text:style-name="T18"><text:line-break/></text:span><text:span text:style-name="T18"> <text:s text:c="2"/>DATASET "accounts" {</text:span><text:span text:style-name="T18"><text:line-break/></text:span><text:span text:style-name="T18"> <text:s text:c="5"/>DATATYPE <text:s/>H5T_COMPOUND {</text:span><text:span text:style-name="T18"><text:line-break/></text:span><text:span text:style-name="T18"> <text:s text:c="8"/>H5T_STD_I64LE "id";</text:span><text:span text:style-name="T18"><text:line-break/></text:span><text:span text:style-name="T18"> <text:s text:c="8"/>H5T_STRING {</text:span><text:span text:style-name="T18"><text:line-break/></text:span><text:span text:style-name="T18"> <text:s text:c="11"/>STRSIZE H5T_VARIABLE;</text:span><text:span text:style-name="T18"><text:line-break/></text:span><text:span text:style-name="T18"> <text:s text:c="11"/>STRPAD H5T_STR_NULLTERM;</text:span><text:span text:style-name="T18"><text:line-break/></text:span><text:span text:style-name="T18"> <text:s text:c="11"/>CSET unknown_cset;</text:span><text:span text:style-name="T18"><text:line-break/></text:span><text:span text:style-name="T18"> <text:s text:c="11"/>CTYPE H5T_C_S1;</text:span><text:span text:style-name="T18"><text:line-break/></text:span><text:span text:style-name="T18"> <text:s text:c="8"/>} "name";</text:span><text:span text:style-name="T18"><text:line-break/></text:span><text:span text:style-name="T18"> <text:s text:c="8"/>H5T_STD_I64LE "balance";</text:span><text:span text:style-name="T18"><text:line-break/></text:span><text:span text:style-name="T18"> <text:s text:c="5"/>}</text:span><text:span text:style-name="T18"><text:line-break/></text:span><text:span text:style-name="T18"> <text:s text:c="5"/>DATASPACE <text:s/>SIMPLE { ( 5 ) / ( H5S_UNLIMITED ) }</text:span><text:span text:style-name="T18"><text:line-break/></text:span><text:span text:style-name="T18"> <text:s text:c="2"/>}</text:span><text:span text:style-name="T18"><text:line-break/></text:span><text:span text:style-name="T18">}</text:span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7">&gt;&gt;&gt;</text:span><text:span text:style-name="T18"> hdf5 = HDF5</text:span><text:span text:style-name="T7">(</text:span><text:span text:style-name="T9">'accounts.hdf5'</text:span><text:span text:style-name="T18">, </text:span><text:span text:style-name="T9">'/accounts'</text:span><text:span text:style-name="T7">)</text:span><text:span text:style-name="T18"><text:line-break/></text:span><text:span text:style-name="T7">&gt;&gt;&gt;</text:span><text:span text:style-name="T18"> hdf5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hdf5.py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QL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><text:span text:style-name="T7">&gt;&gt;&gt;</text:span><text:span text:style-name="T18"> sql = SQL</text:span><text:span text:style-name="T7">(</text:span><text:span text:style-name="T9">'postgresql://user:pass@hostname/'</text:span><text:span text:style-name="T18">, </text:span><text:span text:style-name="T9">'accounts'</text:span><text:span text:style-name="T7">)</text:span><text:span text:style-name="T18"><text:line-break/></text:span><text:span text:style-name="T7">&gt;&gt;&gt;</text:span><text:span text:style-name="T18"> sql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sql.py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AP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Descriptors support native Python access</text:p>
                <text:list>
                  <text:list-item>
                    <text:p>Iteration: <text:span text:style-name="T21">iter(csv)</text:span></text:p>
                  </text:list-item>
                  <text:list-item>
                    <text:p>Extension: <text:span text:style-name="T21">csv.extend(...)</text:span></text:p>
                  </text:list-item>
                  <text:list-item>
                    <text:p>Item access: <text:s/><text:span text:style-name="T21">csv.py[:, ['name', 'balance']]</text:span></text:p>
                  </text:list-item>
                </text:list>
              </text:list-item>
              <text:list-item>
                <text:p>Data Descriptors support chunked access</text:p>
                <text:list>
                  <text:list-item>
                    <text:p>Iteration: <text:span text:style-name="T21">csv.chunks()</text:span></text:p>
                  </text:list-item>
                  <text:list-item>
                    <text:p>Extension: <text:span text:style-name="T21">csv.extend_chunks(...)</text:span></text:p>
                  </text:list-item>
                  <text:list-item>
                    <text:p>Item access: <text:s/><text:span text:style-name="T21">csv.dynd[:, ['name', 'balance'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AP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Descriptors support native Python access</text:p>
                <text:list>
                  <text:list-item>
                    <text:p>Iteration: <text:span text:style-name="T21">iter(sql)</text:span></text:p>
                  </text:list-item>
                  <text:list-item>
                    <text:p>Extension: <text:span text:style-name="T21">sql</text:span><text:span text:style-name="T21">.extend(...)</text:span></text:p>
                  </text:list-item>
                  <text:list-item>
                    <text:p>Item access: <text:s/><text:span text:style-name="T21">sql</text:span><text:span text:style-name="T21">.py[:, ['name', 'balance']]</text:span></text:p>
                  </text:list-item>
                </text:list>
              </text:list-item>
              <text:list-item>
                <text:p>Data Descriptors support chunked access</text:p>
                <text:list>
                  <text:list-item>
                    <text:p>Iteration: <text:span text:style-name="T21">sql</text:span><text:span text:style-name="T21">.chunks()</text:span></text:p>
                  </text:list-item>
                  <text:list-item>
                    <text:p>Extension: <text:span text:style-name="T21">sql</text:span><text:span text:style-name="T21">.extend_chunks(...)</text:span></text:p>
                  </text:list-item>
                  <text:list-item>
                    <text:p>Item access: <text:s/><text:span text:style-name="T21">sql</text:span><text:span text:style-name="T21">.dynd[:, ['name', 'balance'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descriptors enable interaction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22">User-Data Interaction</text:span></text:p>
              </text:list-item>
            </text:list>
            <text:p><text:span text:style-name="T23"/></text:p>
            <text:p><text:span text:style-name="T23"/></text:p>
            <text:p><text:span text:style-name="T23">&gt;&gt;&gt;</text:span><text:span text:style-name="T24"> </text:span><text:span text:style-name="T25">csv</text:span><text:span text:style-name="T24">.py</text:span><text:span text:style-name="T23">[</text:span><text:span text:style-name="T24">:</text:span><text:span text:style-name="T26">3</text:span><text:span text:style-name="T24">, </text:span><text:span text:style-name="T23">[</text:span><text:span text:style-name="T27">'name'</text:span><text:span text:style-name="T24">, </text:span><text:span text:style-name="T27">'balance'</text:span><text:span text:style-name="T23">]]</text:span><text:span text:style-name="T24"><text:line-break/></text:span><text:span text:style-name="T23">[(</text:span><text:span text:style-name="T27">'Alice'</text:span><text:span text:style-name="T24">, </text:span><text:span text:style-name="T26">100</text:span><text:span text:style-name="T23">)</text:span><text:span text:style-name="T24">, </text:span><text:span text:style-name="T23">(</text:span><text:span text:style-name="T27">'Bob'</text:span><text:span text:style-name="T24">, </text:span><text:span text:style-name="T26">-200</text:span><text:span text:style-name="T23">)</text:span><text:span text:style-name="T24">, </text:span><text:span text:style-name="T23">(</text:span><text:span text:style-name="T27">'Charlie'</text:span><text:span text:style-name="T24">, </text:span><text:span text:style-name="T26">300</text:span><text:span text:style-name="T23">)]</text:span><text:span text:style-name="T24"><text:line-break/></text:span><text:span text:style-name="T23">&gt;&gt;&gt;</text:span><text:span text:style-name="T24"> json.py</text:span><text:span text:style-name="T23">[</text:span><text:span text:style-name="T24">:</text:span><text:span text:style-name="T26">3</text:span><text:span text:style-name="T24">, </text:span><text:span text:style-name="T23">[</text:span><text:span text:style-name="T27">'name'</text:span><text:span text:style-name="T24">, </text:span><text:span text:style-name="T27">'balance'</text:span><text:span text:style-name="T23">]]</text:span><text:span text:style-name="T24"><text:line-break/></text:span><text:span text:style-name="T23">[(</text:span><text:span text:style-name="T27">'Alice'</text:span><text:span text:style-name="T24">, </text:span><text:span text:style-name="T26">100</text:span><text:span text:style-name="T23">)</text:span><text:span text:style-name="T24">, </text:span><text:span text:style-name="T23">(</text:span><text:span text:style-name="T27">'Bob'</text:span><text:span text:style-name="T24">, </text:span><text:span text:style-name="T26">-200</text:span><text:span text:style-name="T23">)</text:span><text:span text:style-name="T24">, </text:span><text:span text:style-name="T23">(</text:span><text:span text:style-name="T27">'Charlie'</text:span><text:span text:style-name="T24">, </text:span><text:span text:style-name="T26">300</text:span><text:span text:style-name="T23">)]</text:span><text:span text:style-name="T24"><text:line-break/></text:span><text:span text:style-name="T23">&gt;&gt;&gt;</text:span><text:span text:style-name="T24"> hdf5.py</text:span><text:span text:style-name="T23">[</text:span><text:span text:style-name="T24">:</text:span><text:span text:style-name="T26">3</text:span><text:span text:style-name="T24">, </text:span><text:span text:style-name="T23">[</text:span><text:span text:style-name="T27">'name'</text:span><text:span text:style-name="T24">, </text:span><text:span text:style-name="T27">'balance'</text:span><text:span text:style-name="T23">]]</text:span><text:span text:style-name="T24"><text:line-break/></text:span><text:span text:style-name="T23">[(</text:span><text:span text:style-name="T27">'Alice'</text:span><text:span text:style-name="T24">, </text:span><text:span text:style-name="T26">100</text:span><text:span text:style-name="T23">)</text:span><text:span text:style-name="T24">, </text:span><text:span text:style-name="T23">(</text:span><text:span text:style-name="T27">'Bob'</text:span><text:span text:style-name="T24">, </text:span><text:span text:style-name="T26">-200</text:span><text:span text:style-name="T23">)</text:span><text:span text:style-name="T24">, </text:span><text:span text:style-name="T23">(</text:span><text:span text:style-name="T27">'Charlie'</text:span><text:span text:style-name="T24">, </text:span><text:span text:style-name="T26">300</text:span><text:span text:style-name="T23">)]</text:span><text:span text:style-name="T24"><text:line-break/></text:span><text:span text:style-name="T23">&gt;&gt;&gt;</text:span><text:span text:style-name="T24"> sql.py</text:span><text:span text:style-name="T23">[</text:span><text:span text:style-name="T24">:</text:span><text:span text:style-name="T26">3</text:span><text:span text:style-name="T24">, </text:span><text:span text:style-name="T23">[</text:span><text:span text:style-name="T27">'name'</text:span><text:span text:style-name="T24">, </text:span><text:span text:style-name="T27">'balance'</text:span><text:span text:style-name="T23">]]</text:span><text:span text:style-name="T24"><text:line-break/></text:span><text:span text:style-name="T23">[(</text:span><text:span text:style-name="T27">'Alice'</text:span><text:span text:style-name="T24">, </text:span><text:span text:style-name="T26">100</text:span><text:span text:style-name="T23">)</text:span><text:span text:style-name="T24">, </text:span><text:span text:style-name="T23">(</text:span><text:span text:style-name="T27">'Bob'</text:span><text:span text:style-name="T24">, </text:span><text:span text:style-name="T26">-200</text:span><text:span text:style-name="T23">)</text:span><text:span text:style-name="T24">, </text:span><text:span text:style-name="T23">(</text:span><text:span text:style-name="T27">'Charlie'</text:span><text:span text:style-name="T24">, </text:span><text:span text:style-name="T26">300</text:span><text:span text:style-name="T23">)]</text:span><text:span text:style-name="T24"><text:line-break/></text:span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descriptors enable interaction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28">Data-Data Interaction</text:span></text:p>
              </text:list-item>
            </text:list>
            <text:p><text:span text:style-name="T23"/></text:p>
            <text:p><text:span text:style-name="T23"/></text:p>
            <text:p><text:span text:style-name="T23">&gt;&gt;&gt;</text:span><text:span text:style-name="T24"> sql.extend</text:span><text:span text:style-name="T23">(</text:span><text:span text:style-name="T29">iter</text:span><text:span text:style-name="T23">(</text:span><text:span text:style-name="T25">csv</text:span><text:span text:style-name="T23">))</text:span><text:span text:style-name="T24"><text:line-break/></text:span><text:span text:style-name="T24"><text:line-break/></text:span><text:span text:style-name="T23">&gt;&gt;&gt;</text:span><text:span text:style-name="T24"> hdf5.extend_chunks</text:span><text:span text:style-name="T23">(</text:span><text:span text:style-name="T24">sql.chunks</text:span><text:span text:style-name="T23">())</text:span><text:span text:style-name="T24"><text:line-break/></text:span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e/Expr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is stored in many different data formats in the wild</text:p>
                <text:list>
                  <text:list-item>
                    <text:p>CSV, JSON, SQL DB, HDF5, etc</text:p>
                  </text:list-item>
                </text:list>
              </text:list-item>
              <text:list-item>
                <text:p>Want to be able to compute on data in any formats, convert between them easi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Blaze Abstractio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r abstracts over different compute systems</text:p>
              </text:list-item>
              <text:list-item>
                <text:p>Data Descriptor abstracts over different data storage formats</text:p>
              </text:list-item>
              <text:list-item>
                <text:p>Datashape abstracts over different data type syst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shap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ackends have different type systems</text:p>
                <text:list>
                  <text:list-item>
                    <text:p>Python Dynamic Types</text:p>
                  </text:list-item>
                  <text:list-item>
                    <text:p>NumPy DTypes</text:p>
                  </text:list-item>
                  <text:list-item>
                    <text:p>SQL Table Types</text:p>
                  </text:list-item>
                  <text:list-item>
                    <text:p>HDF5</text:p>
                  </text:list-item>
                </text:list>
              </text:list-item>
              <text:list-item>
                <text:p>Need to describe these in Blaze</text:p>
              </text:list-item>
              <text:list-item>
                <text:p>Datashape provides array types that can be mapped to all them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Example Datashap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rs</text:p>
                <text:list>
                  <text:list-item>
                    <text:p>bool</text:p>
                  </text:list-item>
                  <text:list-item>
                    <text:p>real</text:p>
                  </text:list-item>
                  <text:list-item>
                    <text:p>complex</text:p>
                  </text:list-item>
                </text:list>
              </text:list-item>
              <text:list-item>
                <text:p>Arrays</text:p>
                <text:list>
                  <text:list-item>
                    <text:p>100 * 50 * real</text:p>
                  </text:list-item>
                </text:list>
              </text:list-item>
              <text:list-item>
                <text:p>Tables</text:p>
                <text:list>
                  <text:list-item>
                    <text:p>var * {name: string, height: real, birthday: date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LibDyN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rovides glue</text:p>
                <text:list>
                  <text:list-item>
                    <text:p>Uses datashape type system</text:p>
                  </text:list-item>
                  <text:list-item>
                    <text:p>Can understand different binary/text formats used in memory</text:p>
                  </text:list-item>
                </text:list>
              </text:list-item>
              <text:list-item>
                <text:p>Stores data in efficient arrays, can apply intuition from NumPy but is more gener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Lucida Console" svg:font-family="'Lucida Console'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Gulim1" svg:font-family="Gulim" style:font-family-generic="swiss" style:font-pitch="variable"/>
    <style:font-face style:name="Liberation Sans1" svg:font-family="'Liberation Sans', Arial" style:font-family-generic="swiss" style:font-pitch="variable"/>
    <style:font-face style:name="Gulim" svg:font-family="Gulim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Mangal" style:font-family-asian="Mangal" style:font-pitch-asian="variable" style:font-size-asian="12pt" style:language-asian="hi" style:country-asian="IN"/>
    </style:style>
    <style:style style:name="number_5f_python" style:display-name="number_python" style:family="graphic">
      <style:paragraph-properties style:text-autospace="none"/>
      <style:text-properties fo:color="#ff4500" fo:font-style="normal" fo:font-weight="normal" style:font-style-asian="normal" style:font-weight-asian="normal" style:font-style-complex="normal" style:font-weight-complex="normal"/>
    </style:style>
    <style:style style:name="string_5f_python" style:display-name="string_python" style:family="graphic">
      <style:paragraph-properties style:text-autospace="none"/>
      <style:text-properties fo:color="#483d8b" fo:font-style="normal" fo:font-weight="normal" style:font-style-asian="normal" style:font-weight-asian="normal" style:font-style-complex="normal" style:font-weight-complex="normal"/>
    </style:style>
    <style:style style:name="symbol0_5f_python" style:display-name="symbol0_python" style:family="graphic">
      <style:paragraph-properties style:text-autospace="none"/>
      <style:text-properties fo:color="#66cc66" fo:font-style="normal" fo:font-weight="normal" style:font-style-asian="normal" style:font-weight-asian="normal" style:font-style-complex="normal" style:font-weight-complex="norma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keyword1_5f_python" style:display-name="keyword1_python" style:family="graphic">
      <style:paragraph-properties style:text-autospace="none"/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keyword1_5f_bash" style:display-name="keyword1_bash" style:family="graphic">
      <style:paragraph-properties style:text-autospace="none"/>
      <style:text-properties fo:color="#c20cb9" fo:font-style="normal" fo:font-weight="bold" style:font-style-asian="normal" style:font-weight-asian="bold" style:font-style-complex="normal" style:font-weight-complex="bold"/>
    </style:style>
    <style:style style:name="member0_5f_python" style:display-name="member0_python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keyword2_5f_python" style:display-name="keyword2_python" style:family="graphic">
      <style:paragraph-properties style:text-autospace="none"/>
      <style:text-properties fo:color="#dc143c" fo:font-style="normal" fo:font-weight="normal" style:font-style-asian="normal" style:font-weight-asian="normal" style:font-style-complex="normal" style:font-weight-complex="normal"/>
    </style:style>
    <style:style style:name="regexp4_5f_bash" style:display-name="regexp4_bash" style:family="graphic">
      <style:paragraph-properties style:text-autospace="none"/>
      <style:text-properties fo:color="#660033" fo:font-style="normal" fo:font-weight="normal" style:font-style-asian="normal" style:font-weight-asian="normal" style:font-style-complex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cm" svg:height="21cm" svg:x="0cm" svg:y="0cm">
        <draw:image xlink:href="Pictures/200000080000634100004A4CAEA7D41D.svm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3:35:19.464000000</meta:creation-date>
    <dc:date>2014-07-09T20:24:59.276000000</dc:date>
    <meta:editing-duration>PT4H41M21S</meta:editing-duration>
    <meta:editing-cycles>21</meta:editing-cycles>
    <meta:generator>LibreOffice/4.2.0.4$Windows_x86 LibreOffice_project/05dceb5d363845f2cf968344d7adab8dcfb2ba71</meta:generator>
    <meta:document-statistic meta:object-count="146"/>
  </office:meta>
</office:document-meta>
</file>